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669cm"/>
    </style:style>
    <style:style style:name="co3" style:family="table-column">
      <style:table-column-properties fo:break-before="auto" style:column-width="5.046cm"/>
    </style:style>
    <style:style style:name="co4" style:family="table-column">
      <style:table-column-properties fo:break-before="auto" style:column-width="2.704cm"/>
    </style:style>
    <style:style style:name="co5" style:family="table-column">
      <style:table-column-properties fo:break-before="auto" style:column-width="4.202cm"/>
    </style:style>
    <style:style style:name="co6" style:family="table-column">
      <style:table-column-properties fo:break-before="auto" style:column-width="3.33cm"/>
    </style:style>
    <style:style style:name="co7" style:family="table-column">
      <style:table-column-properties fo:break-before="auto" style:column-width="2.286cm"/>
    </style:style>
    <style:style style:name="co8" style:family="table-column">
      <style:table-column-properties fo:break-before="auto" style:column-width="2.868cm"/>
    </style:style>
    <style:style style:name="co9" style:family="table-column">
      <style:table-column-properties fo:break-before="auto" style:column-width="3.44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4" style:family="table-cell" style:parent-style-name="Default" style:data-style-name="N84"/>
    <style:style style:name="ce5" style:family="table-cell" style:parent-style-name="Default">
      <style:table-cell-properties fo:wrap-option="wrap"/>
    </style:style>
  </office:automatic-styles>
  <office:body>
    <office:spreadsheet>
      <table:table table:name="Summary Sheet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3" table:default-cell-style-name="Default"/>
        <table:table-row table:style-name="ro1">
          <table:table-cell table:number-columns-repeated="10"/>
        </table:table-row>
        <table:table-row table:style-name="ro1">
          <table:table-cell/>
          <table:table-cell table:style-name="ce1" office:value-type="string">
            <text:p>Test Number</text:p>
          </table:table-cell>
          <table:table-cell table:style-name="ce1" office:value-type="string">
            <text:p>Date</text:p>
          </table:table-cell>
          <table:table-cell table:style-name="ce1" office:value-type="string">
            <text:p>Test Name</text:p>
          </table:table-cell>
          <table:table-cell table:style-name="ce1" office:value-type="string">
            <text:p>Clock 1</text:p>
          </table:table-cell>
          <table:table-cell table:style-name="ce1" office:value-type="string">
            <text:p>Clock 2</text:p>
          </table:table-cell>
          <table:table-cell table:style-name="ce1" office:value-type="string">
            <text:p>Location 1</text:p>
          </table:table-cell>
          <table:table-cell table:style-name="ce1" office:value-type="string">
            <text:p>Location 2</text:p>
          </table:table-cell>
          <table:table-cell table:style-name="ce1" office:value-type="string">
            <text:p>Start</text:p>
          </table:table-cell>
          <table:table-cell table:style-name="ce1" office:value-type="string">
            <text:p>End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table:formula="of:=[Test1.C4]" office:value-type="date" office:date-value="2014-02-27">
            <text:p>27/02/14</text:p>
          </table:table-cell>
          <table:table-cell table:formula="of:=[Test1.C2]" office:value-type="string" office:string-value="TimePort_To_Software Test 1">
            <text:p>TimePort_To_Software Test 1</text:p>
          </table:table-cell>
          <table:table-cell table:formula="of:=[Test1.C11]" office:value-type="string" office:string-value="TimePort1">
            <text:p>TimePort1</text:p>
          </table:table-cell>
          <table:table-cell table:formula="of:=[Test1.F11]" office:value-type="string" office:string-value="PTPd_Netbook">
            <text:p>PTPd_Netbook</text:p>
          </table:table-cell>
          <table:table-cell table:formula="of:=[Test1.C13]" office:value-type="string" office:string-value="4E 4... (Watson's Office)">
            <text:p>4E 4... (Watson's Office)</text:p>
          </table:table-cell>
          <table:table-cell table:formula="of:=[Test1.F13]" office:value-type="string" office:string-value="2E 2.13">
            <text:p>2E 2.13</text:p>
          </table:table-cell>
          <table:table-cell table:formula="of:=[Test1.C7]" office:value-type="float" office:value="1037">
            <text:p>1037</text:p>
          </table:table-cell>
          <table:table-cell table:formula="of:=[Test1.C8]" office:value-type="float" office:value="1720">
            <text:p>1720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table:formula="of:=[Test2.C4]" office:value-type="date" office:date-value="2014-02-28">
            <text:p>28/02/14</text:p>
          </table:table-cell>
          <table:table-cell table:formula="of:=[Test2.C2]" office:value-type="string" office:string-value="TimePort_To_Software Test 2">
            <text:p>TimePort_To_Software Test 2</text:p>
          </table:table-cell>
          <table:table-cell table:formula="of:=[Test2.C11]" office:value-type="string" office:string-value="TimePort1">
            <text:p>TimePort1</text:p>
          </table:table-cell>
          <table:table-cell table:formula="of:=[Test2.F11]" office:value-type="string" office:string-value="PTPd_Netbook">
            <text:p>PTPd_Netbook</text:p>
          </table:table-cell>
          <table:table-cell table:formula="of:=[Test2.C13]" office:value-type="string" office:string-value="4E 4... (Watson's Office)">
            <text:p>4E 4... (Watson's Office)</text:p>
          </table:table-cell>
          <table:table-cell table:formula="of:=[Test2.F13]" office:value-type="string" office:string-value="2E 2.13">
            <text:p>2E 2.13</text:p>
          </table:table-cell>
          <table:table-cell table:formula="of:=[Test2.C7]" office:value-type="float" office:value="1145">
            <text:p>1145</text:p>
          </table:table-cell>
          <table:table-cell table:formula="of:=[Test2.C8]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table:formula="of:=[Test3.C4]" office:value-type="date" office:date-value="2014-02-28">
            <text:p>28/02/14</text:p>
          </table:table-cell>
          <table:table-cell table:formula="of:=[Test3.C2]" office:value-type="string" office:string-value="TimePort_To_Software Test 3">
            <text:p>TimePort_To_Software Test 3</text:p>
          </table:table-cell>
          <table:table-cell table:formula="of:=[Test3.C11]" office:value-type="string" office:string-value="TimePort1">
            <text:p>TimePort1</text:p>
          </table:table-cell>
          <table:table-cell table:formula="of:=[Test3.F11]" office:value-type="string" office:string-value="PTPd_Desktop">
            <text:p>PTPd_Desktop</text:p>
          </table:table-cell>
          <table:table-cell table:formula="of:=[Test3.C13]" office:value-type="string" office:string-value="2E 4... (Watson's Office)">
            <text:p>2E 4... (Watson's Office)</text:p>
          </table:table-cell>
          <table:table-cell table:formula="of:=[Test3.F13]" office:value-type="string" office:string-value="2E 4..">
            <text:p>2E 4..</text:p>
          </table:table-cell>
          <table:table-cell table:formula="of:=[Test3.C7]" office:value-type="float" office:value="1015">
            <text:p>1015</text:p>
          </table:table-cell>
          <table:table-cell table:formula="of:=[Test3.C8]" office:value-type="float" office:value="0">
            <text:p>0</text:p>
          </table:table-cell>
        </table:table-row>
        <table:table-row table:style-name="ro1" table:number-rows-repeated="1048570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Test1" table:style-name="ta1"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row table:style-name="ro1">
          <table:table-cell/>
          <table:table-cell table:style-name="ce2" office:value-type="string" table:number-columns-spanned="5" table:number-rows-spanned="1">
            <text:p>Test: Timeport_to_software Test 1</text:p>
          </table:table-cell>
          <table:covered-table-cell/>
          <table:covered-table-cell table:style-name="ce2"/>
          <table:covered-table-cell table:number-columns-repeated="2"/>
        </table:table-row>
        <table:table-row table:style-name="ro1">
          <table:table-cell/>
          <table:table-cell table:style-name="ce1" office:value-type="string">
            <text:p>Test Name</text:p>
          </table:table-cell>
          <table:table-cell office:value-type="string">
            <text:p>TimePort_To_Software Test 1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>
            <text:p>Test I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>
            <text:p>Test Date</text:p>
          </table:table-cell>
          <table:table-cell table:style-name="ce4" office:value-type="date" office:date-value="2014-02-27">
            <text:p>2014-02-27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>
            <text:p>File Name: </text:p>
          </table:table-cell>
          <table:table-cell office:value-type="string">
            <text:p>RawData.txt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>
            <text:p>Directory:</text:p>
          </table:table-cell>
          <table:table-cell office:value-type="string">
            <text:p>TimePort_To_Software_Test 1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>
            <text:p>Start Time</text:p>
          </table:table-cell>
          <table:table-cell office:value-type="float" office:value="1037">
            <text:p>1037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>
            <text:p>End Time</text:p>
          </table:table-cell>
          <table:table-cell office:value-type="float" office:value="1720">
            <text:p>1720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1" office:value-type="string">
            <text:p>Clock #1 Type:</text:p>
          </table:table-cell>
          <table:table-cell office:value-type="string">
            <text:p>Hardware</text:p>
          </table:table-cell>
          <table:table-cell/>
          <table:table-cell table:style-name="ce1" office:value-type="string">
            <text:p>Clock #2 Type:</text:p>
          </table:table-cell>
          <table:table-cell office:value-type="string">
            <text:p>Software</text:p>
          </table:table-cell>
        </table:table-row>
        <table:table-row table:style-name="ro1">
          <table:table-cell/>
          <table:table-cell table:style-name="ce1" office:value-type="string">
            <text:p>Clock #1 Name:</text:p>
          </table:table-cell>
          <table:table-cell office:value-type="string">
            <text:p>TimePort1</text:p>
          </table:table-cell>
          <table:table-cell/>
          <table:table-cell table:style-name="ce1" office:value-type="string">
            <text:p>Clock #2 Name:</text:p>
          </table:table-cell>
          <table:table-cell office:value-type="string">
            <text:p>PTPd_Netbook</text:p>
          </table:table-cell>
        </table:table-row>
        <table:table-row table:style-name="ro1">
          <table:table-cell/>
          <table:table-cell table:style-name="ce1" office:value-type="string">
            <text:p>Clock #1 Model:</text:p>
          </table:table-cell>
          <table:table-cell office:value-type="string">
            <text:p>TimePort </text:p>
          </table:table-cell>
          <table:table-cell/>
          <table:table-cell table:style-name="ce1" office:value-type="string">
            <text:p>Clock #2 Model:</text:p>
          </table:table-cell>
          <table:table-cell office:value-type="string">
            <text:p>PTPd </text:p>
          </table:table-cell>
        </table:table-row>
        <table:table-row table:style-name="ro1">
          <table:table-cell/>
          <table:table-cell table:style-name="ce1" office:value-type="string">
            <text:p>Clock #1 Location</text:p>
          </table:table-cell>
          <table:table-cell office:value-type="string">
            <text:p>4E 4... (Watson's Office)</text:p>
          </table:table-cell>
          <table:table-cell/>
          <table:table-cell table:style-name="ce1" office:value-type="string">
            <text:p>Clock # 2 Location</text:p>
          </table:table-cell>
          <table:table-cell office:value-type="string">
            <text:p>2E 2.13</text:p>
          </table:table-cell>
        </table:table-row>
        <table:table-row table:style-name="ro1">
          <table:table-cell/>
          <table:table-cell table:style-name="ce1"/>
          <table:table-cell table:number-columns-repeated="2"/>
          <table:table-cell table:style-name="ce1"/>
          <table:table-cell/>
        </table:table-row>
        <table:table-row table:style-name="ro1">
          <table:table-cell/>
          <table:table-cell table:style-name="ce1" office:value-type="string">
            <text:p>Network Activity:</text:p>
          </table:table-cell>
          <table:table-cell office:value-type="string">
            <text:p>Normal</text:p>
          </table:table-cell>
          <table:table-cell/>
          <table:table-cell table:style-name="ce1"/>
          <table:table-cell/>
        </table:table-row>
        <table:table-row table:style-name="ro2">
          <table:table-cell/>
          <table:table-cell table:style-name="ce3" office:value-type="string">
            <text:p>Test Description</text:p>
          </table:table-cell>
          <table:table-cell table:style-name="ce5" office:value-type="string" table:number-columns-spanned="4" table:number-rows-spanned="1">
            <text:p>An initial test to collect data to supplement the example data already received. Will run test for a day and will run some metrics. </text:p>
          </table:table-cell>
          <table:covered-table-cell table:number-columns-repeated="3"/>
        </table:table-row>
        <table:table-row table:style-name="ro1">
          <table:table-cell table:number-columns-repeated="6"/>
        </table:table-row>
        <table:table-row table:style-name="ro2">
          <table:table-cell/>
          <table:table-cell table:style-name="ce1" office:value-type="string">
            <text:p>Comments</text:p>
          </table:table-cell>
          <table:table-cell table:style-name="ce5" office:value-type="string" table:number-columns-spanned="4" table:number-rows-spanned="1">
            <text:p>1342: Data seems to be collecting just fine. In 3 hours 20mins : 45MB</text:p>
          </table:table-cell>
          <table:covered-table-cell table:number-columns-repeated="3"/>
        </table:table-row>
        <table:table-row table:style-name="ro1">
          <table:table-cell/>
          <table:table-cell table:style-name="ce1"/>
          <table:table-cell table:number-columns-repeated="4"/>
        </table:table-row>
        <table:table-row table:style-name="ro1" table:number-rows-repeated="1048556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Test2" table:style-name="ta1"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row table:style-name="ro1">
          <table:table-cell/>
          <table:table-cell table:style-name="ce2" office:value-type="string" table:number-columns-spanned="5" table:number-rows-spanned="1">
            <text:p>Test: Timeport_to_software Test 2</text:p>
          </table:table-cell>
          <table:covered-table-cell/>
          <table:covered-table-cell table:style-name="ce2"/>
          <table:covered-table-cell table:number-columns-repeated="2"/>
        </table:table-row>
        <table:table-row table:style-name="ro1">
          <table:table-cell/>
          <table:table-cell table:style-name="ce1" office:value-type="string">
            <text:p>Test Name</text:p>
          </table:table-cell>
          <table:table-cell office:value-type="string">
            <text:p>TimePort_To_Software Test 2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>
            <text:p>Test ID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>
            <text:p>Test Date</text:p>
          </table:table-cell>
          <table:table-cell table:style-name="ce4" office:value-type="date" office:date-value="2014-02-28">
            <text:p>2014-02-28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>
            <text:p>File Name: </text:p>
          </table:table-cell>
          <table:table-cell office:value-type="string">
            <text:p>RawData.txt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>
            <text:p>Directory:</text:p>
          </table:table-cell>
          <table:table-cell office:value-type="string">
            <text:p>TimePort_To_Software_Test 2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>
            <text:p>Start Time</text:p>
          </table:table-cell>
          <table:table-cell office:value-type="float" office:value="1145">
            <text:p>1145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>
            <text:p>End Time</text:p>
          </table:table-cell>
          <table:table-cell/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1" office:value-type="string">
            <text:p>Clock #1 Type:</text:p>
          </table:table-cell>
          <table:table-cell office:value-type="string">
            <text:p>Hardware</text:p>
          </table:table-cell>
          <table:table-cell/>
          <table:table-cell table:style-name="ce1" office:value-type="string">
            <text:p>Clock #2 Type:</text:p>
          </table:table-cell>
          <table:table-cell office:value-type="string">
            <text:p>Software</text:p>
          </table:table-cell>
        </table:table-row>
        <table:table-row table:style-name="ro1">
          <table:table-cell/>
          <table:table-cell table:style-name="ce1" office:value-type="string">
            <text:p>Clock #1 Name:</text:p>
          </table:table-cell>
          <table:table-cell office:value-type="string">
            <text:p>TimePort1</text:p>
          </table:table-cell>
          <table:table-cell/>
          <table:table-cell table:style-name="ce1" office:value-type="string">
            <text:p>Clock #2 Name:</text:p>
          </table:table-cell>
          <table:table-cell office:value-type="string">
            <text:p>PTPd_Netbook</text:p>
          </table:table-cell>
        </table:table-row>
        <table:table-row table:style-name="ro1">
          <table:table-cell/>
          <table:table-cell table:style-name="ce1" office:value-type="string">
            <text:p>Clock #1 Model:</text:p>
          </table:table-cell>
          <table:table-cell office:value-type="string">
            <text:p>TimePort </text:p>
          </table:table-cell>
          <table:table-cell/>
          <table:table-cell table:style-name="ce1" office:value-type="string">
            <text:p>Clock #2 Model:</text:p>
          </table:table-cell>
          <table:table-cell office:value-type="string">
            <text:p>PTPd </text:p>
          </table:table-cell>
        </table:table-row>
        <table:table-row table:style-name="ro1">
          <table:table-cell/>
          <table:table-cell table:style-name="ce1" office:value-type="string">
            <text:p>Clock #1 Location</text:p>
          </table:table-cell>
          <table:table-cell office:value-type="string">
            <text:p>4E 4... (Watson's Office)</text:p>
          </table:table-cell>
          <table:table-cell/>
          <table:table-cell table:style-name="ce1" office:value-type="string">
            <text:p>Clock # 2 Location</text:p>
          </table:table-cell>
          <table:table-cell office:value-type="string">
            <text:p>2E 2.13</text:p>
          </table:table-cell>
        </table:table-row>
        <table:table-row table:style-name="ro1">
          <table:table-cell/>
          <table:table-cell table:style-name="ce1"/>
          <table:table-cell table:number-columns-repeated="2"/>
          <table:table-cell table:style-name="ce1"/>
          <table:table-cell/>
        </table:table-row>
        <table:table-row table:style-name="ro1">
          <table:table-cell/>
          <table:table-cell table:style-name="ce1" office:value-type="string">
            <text:p>Network Activity:</text:p>
          </table:table-cell>
          <table:table-cell office:value-type="string">
            <text:p>Normal</text:p>
          </table:table-cell>
          <table:table-cell/>
          <table:table-cell table:style-name="ce1"/>
          <table:table-cell/>
        </table:table-row>
        <table:table-row table:style-name="ro1">
          <table:table-cell/>
          <table:table-cell table:style-name="ce3" office:value-type="string">
            <text:p>Test Description</text:p>
          </table:table-cell>
          <table:table-cell table:style-name="ce5" table:number-columns-spanned="4" table:number-rows-spanned="1"/>
          <table:covered-table-cell table:number-columns-repeated="3"/>
        </table:table-row>
        <table:table-row table:style-name="ro1">
          <table:table-cell table:number-columns-repeated="6"/>
        </table:table-row>
        <table:table-row table:style-name="ro3">
          <table:table-cell/>
          <table:table-cell table:style-name="ce1" office:value-type="string">
            <text:p>Comments</text:p>
          </table:table-cell>
          <table:table-cell table:style-name="ce5" office:value-type="string" table:number-columns-spanned="4" table:number-rows-spanned="1">
            <text:p>GPS works fine now</text:p>
          </table:table-cell>
          <table:covered-table-cell table:number-columns-repeated="3"/>
        </table:table-row>
        <table:table-row table:style-name="ro1" table:number-rows-repeated="2">
          <table:table-cell/>
          <table:table-cell table:style-name="ce1"/>
          <table:table-cell table:number-columns-repeated="4"/>
        </table:table-row>
        <table:table-row table:style-name="ro1" table:number-rows-repeated="1048555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Test3" table:style-name="ta1"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row table:style-name="ro1">
          <table:table-cell/>
          <table:table-cell table:style-name="ce2" office:value-type="string" table:number-columns-spanned="5" table:number-rows-spanned="1">
            <text:p>Test: Timeport_to_software Test 3</text:p>
          </table:table-cell>
          <table:covered-table-cell/>
          <table:covered-table-cell table:style-name="ce2"/>
          <table:covered-table-cell table:number-columns-repeated="2"/>
        </table:table-row>
        <table:table-row table:style-name="ro1">
          <table:table-cell/>
          <table:table-cell table:style-name="ce1" office:value-type="string">
            <text:p>Test Name</text:p>
          </table:table-cell>
          <table:table-cell office:value-type="string">
            <text:p>TimePort_To_Software Test 3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>
            <text:p>Test ID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>
            <text:p>Test Date</text:p>
          </table:table-cell>
          <table:table-cell table:style-name="ce4" office:value-type="date" office:date-value="2014-02-28">
            <text:p>2014-02-28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>
            <text:p>File Name: </text:p>
          </table:table-cell>
          <table:table-cell office:value-type="string">
            <text:p>RawData.txt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>
            <text:p>Directory:</text:p>
          </table:table-cell>
          <table:table-cell office:value-type="string">
            <text:p>TimePort_To_Software_Test3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>
            <text:p>Start Time</text:p>
          </table:table-cell>
          <table:table-cell office:value-type="float" office:value="1015">
            <text:p>1015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>
            <text:p>End Time</text:p>
          </table:table-cell>
          <table:table-cell/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1" office:value-type="string">
            <text:p>Clock #1 Type:</text:p>
          </table:table-cell>
          <table:table-cell office:value-type="string">
            <text:p>Hardware</text:p>
          </table:table-cell>
          <table:table-cell/>
          <table:table-cell table:style-name="ce1" office:value-type="string">
            <text:p>Clock #2 Type:</text:p>
          </table:table-cell>
          <table:table-cell office:value-type="string">
            <text:p>Software</text:p>
          </table:table-cell>
        </table:table-row>
        <table:table-row table:style-name="ro1">
          <table:table-cell/>
          <table:table-cell table:style-name="ce1" office:value-type="string">
            <text:p>Clock #1 Name:</text:p>
          </table:table-cell>
          <table:table-cell office:value-type="string">
            <text:p>TimePort1</text:p>
          </table:table-cell>
          <table:table-cell/>
          <table:table-cell table:style-name="ce1" office:value-type="string">
            <text:p>Clock #2 Name:</text:p>
          </table:table-cell>
          <table:table-cell office:value-type="string">
            <text:p>PTPd_Desktop</text:p>
          </table:table-cell>
        </table:table-row>
        <table:table-row table:style-name="ro1">
          <table:table-cell/>
          <table:table-cell table:style-name="ce1" office:value-type="string">
            <text:p>Clock #1 Model:</text:p>
          </table:table-cell>
          <table:table-cell office:value-type="string">
            <text:p>TimePort </text:p>
          </table:table-cell>
          <table:table-cell/>
          <table:table-cell table:style-name="ce1" office:value-type="string">
            <text:p>Clock #2 Model:</text:p>
          </table:table-cell>
          <table:table-cell office:value-type="string">
            <text:p>PTPd </text:p>
          </table:table-cell>
        </table:table-row>
        <table:table-row table:style-name="ro1">
          <table:table-cell/>
          <table:table-cell table:style-name="ce1" office:value-type="string">
            <text:p>Clock #1 Location</text:p>
          </table:table-cell>
          <table:table-cell office:value-type="string">
            <text:p>2E 4... (Watson's Office)</text:p>
          </table:table-cell>
          <table:table-cell/>
          <table:table-cell table:style-name="ce1" office:value-type="string">
            <text:p>Clock # 2 Location</text:p>
          </table:table-cell>
          <table:table-cell office:value-type="string">
            <text:p>2E 4..</text:p>
          </table:table-cell>
        </table:table-row>
        <table:table-row table:style-name="ro1">
          <table:table-cell/>
          <table:table-cell table:style-name="ce1"/>
          <table:table-cell table:number-columns-repeated="2"/>
          <table:table-cell table:style-name="ce1"/>
          <table:table-cell/>
        </table:table-row>
        <table:table-row table:style-name="ro1">
          <table:table-cell/>
          <table:table-cell table:style-name="ce1" office:value-type="string">
            <text:p>Network Activity:</text:p>
          </table:table-cell>
          <table:table-cell office:value-type="string">
            <text:p>Normal</text:p>
          </table:table-cell>
          <table:table-cell/>
          <table:table-cell table:style-name="ce1"/>
          <table:table-cell/>
        </table:table-row>
        <table:table-row table:style-name="ro3">
          <table:table-cell/>
          <table:table-cell table:style-name="ce3" office:value-type="string">
            <text:p>Test Description</text:p>
          </table:table-cell>
          <table:table-cell table:style-name="ce5" office:value-type="string" table:number-columns-spanned="4" table:number-rows-spanned="1">
            <text:p>Testing in Watson's Office. GPS now works</text:p>
          </table:table-cell>
          <table:covered-table-cell table:number-columns-repeated="3"/>
        </table:table-row>
        <table:table-row table:style-name="ro1">
          <table:table-cell table:number-columns-repeated="6"/>
        </table:table-row>
        <table:table-row table:style-name="ro3">
          <table:table-cell/>
          <table:table-cell table:style-name="ce1" office:value-type="string">
            <text:p>Comments</text:p>
          </table:table-cell>
          <table:table-cell table:style-name="ce5" office:value-type="string" table:number-columns-spanned="4" table:number-rows-spanned="1">
            <text:p>GPS now works fine</text:p>
          </table:table-cell>
          <table:covered-table-cell table:number-columns-repeated="3"/>
        </table:table-row>
        <table:table-row table:style-name="ro1">
          <table:table-cell/>
          <table:table-cell table:style-name="ce1"/>
          <table:table-cell office:value-type="string">
            <text:p>Will only collect for a few hours. </text:p>
          </table:table-cell>
          <table:table-cell table:number-columns-repeated="3"/>
        </table:table-row>
        <table:table-row table:style-name="ro1">
          <table:table-cell/>
          <table:table-cell table:style-name="ce1"/>
          <table:table-cell office:value-type="string">
            <text:p>Watson is collecting data, so not sure how long it'll take to collect data</text:p>
          </table:table-cell>
          <table:table-cell table:number-columns-repeated="3"/>
        </table:table-row>
        <table:table-row table:style-name="ro1" table:number-rows-repeated="1048555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es </meta:initial-creator>
    <meta:creation-date>2014-02-28T13:01:17</meta:creation-date>
    <dc:date>2014-02-28T13:11:03</dc:date>
    <dc:creator>James </dc:creator>
    <meta:editing-duration>P0D</meta:editing-duration>
    <meta:editing-cycles>1</meta:editing-cycles>
    <meta:document-statistic meta:table-count="4" meta:cell-count="148" meta:object-count="0"/>
    <meta:generator>LibreOffice/4.0.2.2$Linux_X86_64 LibreOffice_project/400m0$Build-2</meta:generator>
  </office:meta>
</office:document-meta>
</file>